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.00185627">
            <text:p>0,00185627</text:p>
          </table:table-cell>
          <table:table-cell office:value-type="float" office:value="2">
            <text:p>2</text:p>
          </table:table-cell>
          <table:table-cell office:value-type="float" office:value="0.598425">
            <text:p>0,598425</text:p>
          </table:table-cell>
          <table:table-cell office:value-type="float" office:value="0.504022">
            <text:p>0,504022</text:p>
          </table:table-cell>
          <table:table-cell office:value-type="float" office:value="9.53289">
            <text:p>9,53289</text:p>
          </table:table-cell>
          <table:table-cell office:value-type="float" office:value="0.00761858">
            <text:p>0,00761858</text:p>
          </table:table-cell>
          <table:table-cell office:value-type="float" office:value="0.445312">
            <text:p>0,445312</text:p>
          </table:table-cell>
          <table:table-cell office:value-type="float" office:value="0.0275684">
            <text:p>0,0275684</text:p>
          </table:table-cell>
          <table:table-cell office:value-type="float" office:value="0.0109724">
            <text:p>0,0109724</text:p>
          </table:table-cell>
          <table:table-cell office:value-type="float" office:value="0.377748">
            <text:p>0,377748</text:p>
          </table:table-cell>
          <table:table-cell office:value-type="float" office:value="0.177215">
            <text:p>0,177215</text:p>
          </table:table-cell>
          <table:table-cell office:value-type="float" office:value="7.54206">
            <text:p>7,54206</text:p>
          </table:table-cell>
        </table:table-row>
        <table:table-row table:style-name="ro1">
          <table:table-cell office:value-type="float" office:value="0.00246616">
            <text:p>0,00246616</text:p>
          </table:table-cell>
          <table:table-cell table:style-name="ce1" office:value-type="float" office:value="2.4">
            <text:p>2,4</text:p>
          </table:table-cell>
          <table:table-cell office:value-type="float" office:value="0.0944882">
            <text:p>0,0944882</text:p>
          </table:table-cell>
          <table:table-cell office:value-type="float" office:value="0.0203869">
            <text:p>0,0203869</text:p>
          </table:table-cell>
          <table:table-cell office:value-type="float" office:value="0.489723">
            <text:p>0,489723</text:p>
          </table:table-cell>
          <table:table-cell office:value-type="float" office:value="0.000598955">
            <text:p>0,000598955</text:p>
          </table:table-cell>
          <table:table-cell office:value-type="float" office:value="0.0664062">
            <text:p>0,0664062</text:p>
          </table:table-cell>
          <table:table-cell office:value-type="float" office:value="0.00651017">
            <text:p>0,00651017</text:p>
          </table:table-cell>
          <table:table-cell office:value-type="float" office:value="0.0314767">
            <text:p>0,0314767</text:p>
          </table:table-cell>
          <table:table-cell office:value-type="float" office:value="0.862587">
            <text:p>0,862587</text:p>
          </table:table-cell>
          <table:table-cell office:value-type="float" office:value="0.0979525">
            <text:p>0,0979525</text:p>
          </table:table-cell>
          <table:table-cell office:value-type="float" office:value="1.44124">
            <text:p>1,44124</text:p>
          </table:table-cell>
        </table:table-row>
        <table:table-row table:style-name="ro1">
          <table:table-cell office:value-type="float" office:value="0.00051953">
            <text:p>0,00051953</text:p>
          </table:table-cell>
          <table:table-cell office:value-type="float" office:value="2.14545">
            <text:p>2,14545</text:p>
          </table:table-cell>
          <table:table-cell office:value-type="float" office:value="0.929134">
            <text:p>0,929134</text:p>
          </table:table-cell>
          <table:table-cell office:value-type="float" office:value="0.0334388">
            <text:p>0,0334388</text:p>
          </table:table-cell>
          <table:table-cell office:value-type="float" office:value="0.798096">
            <text:p>0,798096</text:p>
          </table:table-cell>
          <table:table-cell office:value-type="float" office:value="0.00413913">
            <text:p>0,00413913</text:p>
          </table:table-cell>
          <table:table-cell office:value-type="float" office:value="0.675781">
            <text:p>0,675781</text:p>
          </table:table-cell>
          <table:table-cell office:value-type="float" office:value="0.0375323">
            <text:p>0,0375323</text:p>
          </table:table-cell>
          <table:table-cell office:value-type="float" office:value="0.0245525">
            <text:p>0,0245525</text:p>
          </table:table-cell>
          <table:table-cell office:value-type="float" office:value="0.910965">
            <text:p>0,910965</text:p>
          </table:table-cell>
          <table:table-cell office:value-type="float" office:value="0.240475">
            <text:p>0,240475</text:p>
          </table:table-cell>
          <table:table-cell office:value-type="float" office:value="2.32394">
            <text:p>2,3239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formula="of:=MIN([.A1:.A6])" office:value-type="float" office:value="0.00051953">
            <text:p>0,00051953</text:p>
          </table:table-cell>
          <table:table-cell table:formula="of:=MIN([.B1:.B6])" office:value-type="float" office:value="2">
            <text:p>2</text:p>
          </table:table-cell>
          <table:table-cell table:formula="of:=MIN([.C1:.C6])" office:value-type="float" office:value="0.0944882">
            <text:p>0,0944882</text:p>
          </table:table-cell>
          <table:table-cell table:formula="of:=MIN([.D1:.D6])" office:value-type="float" office:value="0.0203869">
            <text:p>0,0203869</text:p>
          </table:table-cell>
          <table:table-cell table:formula="of:=MIN([.E1:.E6])" office:value-type="float" office:value="0.489723">
            <text:p>0,489723</text:p>
          </table:table-cell>
          <table:table-cell table:formula="of:=MIN([.F1:.F6])" office:value-type="float" office:value="0.000598955">
            <text:p>0,000598955</text:p>
          </table:table-cell>
          <table:table-cell table:formula="of:=MIN([.G1:.G6])" office:value-type="float" office:value="0.0664062">
            <text:p>0,0664062</text:p>
          </table:table-cell>
          <table:table-cell table:formula="of:=MIN([.H1:.H6])" office:value-type="float" office:value="0.00651017">
            <text:p>0,00651017</text:p>
          </table:table-cell>
          <table:table-cell table:formula="of:=MIN([.I1:.I6])" office:value-type="float" office:value="0.0109724">
            <text:p>0,0109724</text:p>
          </table:table-cell>
          <table:table-cell table:formula="of:=MIN([.J1:.J6])" office:value-type="float" office:value="0.377748">
            <text:p>0,377748</text:p>
          </table:table-cell>
          <table:table-cell table:formula="of:=MIN([.K1:.K6])" office:value-type="float" office:value="0.0979525">
            <text:p>0,0979525</text:p>
          </table:table-cell>
          <table:table-cell table:formula="of:=MIN([.L1:.L6])" office:value-type="float" office:value="1.44124">
            <text:p>1,44124</text:p>
          </table:table-cell>
        </table:table-row>
        <table:table-row table:style-name="ro1">
          <table:table-cell table:formula="of:=MAX([.A1:.A6])" office:value-type="float" office:value="0.00246616">
            <text:p>0,00246616</text:p>
          </table:table-cell>
          <table:table-cell table:formula="of:=MAX([.B1:.B6])" office:value-type="float" office:value="2.4">
            <text:p>2,4</text:p>
          </table:table-cell>
          <table:table-cell table:formula="of:=MAX([.C1:.C6])" office:value-type="float" office:value="0.929134">
            <text:p>0,929134</text:p>
          </table:table-cell>
          <table:table-cell table:formula="of:=MAX([.D1:.D6])" office:value-type="float" office:value="0.504022">
            <text:p>0,504022</text:p>
          </table:table-cell>
          <table:table-cell table:formula="of:=MAX([.E1:.E6])" office:value-type="float" office:value="9.53289">
            <text:p>9,53289</text:p>
          </table:table-cell>
          <table:table-cell table:formula="of:=MAX([.F1:.F6])" office:value-type="float" office:value="0.00761858">
            <text:p>0,00761858</text:p>
          </table:table-cell>
          <table:table-cell table:formula="of:=MAX([.G1:.G6])" office:value-type="float" office:value="0.675781">
            <text:p>0,675781</text:p>
          </table:table-cell>
          <table:table-cell table:formula="of:=MAX([.H1:.H6])" office:value-type="float" office:value="0.0375323">
            <text:p>0,0375323</text:p>
          </table:table-cell>
          <table:table-cell table:formula="of:=MAX([.I1:.I6])" office:value-type="float" office:value="0.0314767">
            <text:p>0,0314767</text:p>
          </table:table-cell>
          <table:table-cell table:formula="of:=MAX([.J1:.J6])" office:value-type="float" office:value="0.910965">
            <text:p>0,910965</text:p>
          </table:table-cell>
          <table:table-cell table:formula="of:=MAX([.K1:.K6])" office:value-type="float" office:value="0.240475">
            <text:p>0,240475</text:p>
          </table:table-cell>
          <table:table-cell table:formula="of:=MAX([.L1:.L6])" office:value-type="float" office:value="7.54206">
            <text:p>7,542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4:48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4:48:10</dc:date>
    <dc:creator>tomko </dc:creator>
    <meta:document-statistic meta:table-count="1" meta:cell-count="60" meta:object-count="0"/>
    <meta:generator>LibreOffice/3.4$Unix LibreOffice_project/340m1$Build-602</meta:generator>
  </office:meta>
</office:document-meta>
</file>